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C800000088F8BD2F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padding-top="0.254cm" fo:padding-bottom="0.254cm" fo:padding-left="0.25cm" fo:padding-right="0.25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2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38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8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8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8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8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8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8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8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8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2.857cm" svg:height="1.334cm" svg:x="1.27cm" svg:y="1.81cm">
          <text:p text:style-name="P1"><text:span text:style-name="T1">SolidMechanics -&gt; TensorMechanics mi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9.759cm" svg:x="1.27cm" svg:y="3.077cm">
          <text:list text:style-name="L2">
            <text:list-item>
              <text:p text:style-name="P1"><text:span text:style-name="T2">Implemented radialReturnMap in TM ComputeMultiPlasticityStress for J2</text:span></text:p>
            </text:list-item>
          </text:list>
          <text:list text:style-name="L3">
            <text:list-item>
              <text:list>
                <text:list-item>
                  <text:p text:style-name="P1"><text:span text:style-name="T3">nrStepRadial(), calculateJacobianRadial(), consistentTangentOpRadial(), member variable vectors</text:span></text:p>
                </text:list-item>
                <text:list-item>
                  <text:p text:style-name="P1"><text:span text:style-name="T3">error checking: if model != j2</text:span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</text:list-item>
              </text:list>
              <text:p text:style-name="P1"><text:span text:style-name="T2"/></text:p>
            </text:list-item>
          </text:list>
          <text:list text:style-name="L4">
            <text:list-item>
              <text:p text:style-name="P1"><text:span text:style-name="T2">Modifying CMPLS and TM Plastic userObjects to handle n internal parameters per mode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7.613cm" svg:height="0.978cm" svg:x="0.172cm" svg:y="0.159cm">
          <text:p text:style-name="P1"><text:span text:style-name="T5">Task/Milest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7.613cm" svg:height="0.978cm" svg:x="17.654cm" svg:y="0.159cm">
          <text:p text:style-name="P4"><text:span text:style-name="T5">Funding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5.334cm" svg:height="2.471cm" svg:x="20.32cm" svg:y="1.524cm">
          <draw:text-box>
            <text:list text:style-name="L5">
              <text:list-item>
                <text:p><text:span text:style-name="T6">dt = 0.01</text:span></text:p>
              </text:list-item>
              <text:list-item>
                <text:p><text:span text:style-name="T6">elems → 4x4 = 64</text:span></text:p>
              </text:list-item>
              <text:list-item>
                <text:p><text:span text:style-name="T6">tols same</text:span></text:p>
              </text:list-item>
              <text:list-item>
                <text:p><text:span text:style-name="T6">same # iter</text:span></text:p>
              </text:list-item>
            </text:list>
          </draw:text-box>
        </draw:frame>
        <draw:frame draw:style-name="gr5" draw:text-style-name="P6" draw:layer="layout" svg:width="11.222cm" svg:height="6.799cm" svg:x="13.262cm" svg:y="5.2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6" draw:layer="layout" svg:width="11.568cm" svg:height="6.799cm" svg:x="0.886cm" svg:y="5.23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cccccc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b6d7a8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ff2cc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3" draw:layer="backgroundobjects" svg:width="25.433cm" svg:height="1.385cm" svg:x="-0.018cm" svg:y="12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" draw:style-name="Mgr4" draw:text-style-name="MP3" draw:layer="backgroundobjects" svg:width="1.626cm" svg:height="1.105cm" svg:x="0.133cm" svg:y="13.113cm">
        <draw:image xlink:href="Pictures/10000200000000C800000088F8BD2FD2.png" xlink:type="simple" xlink:show="embed" xlink:actuate="onLoad">
          <text:p/>
        </draw:image>
      </draw:frame>
      <draw:custom-shape draw:name="CustomShape 2" draw:style-name="Mgr5" draw:text-style-name="MP5" draw:layer="backgroundobjects" svg:width="23.334cm" svg:height="0.673cm" svg:x="1.931cm" svg:y="13.395cm">
        <text:p text:style-name="MP4"><text:span text:style-name="MT2">Computational Microstructure Science Group, Fuels Modeling and Simulation Depart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2.857cm" svg:height="1.74cm" svg:x="1.27cm" svg:y="1.60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7cm" svg:height="9.759cm" svg:x="1.27cm" svg:y="3.07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5.433cm" svg:height="1.385cm" svg:x="-0.018cm" svg:y="12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" draw:style-name="Mgr4" draw:text-style-name="MP3" draw:layer="backgroundobjects" svg:width="1.626cm" svg:height="1.105cm" svg:x="0.133cm" svg:y="13.113cm">
        <draw:image xlink:href="Pictures/10000200000000C800000088F8BD2FD2.png" xlink:type="simple" xlink:show="embed" xlink:actuate="onLoad">
          <text:p/>
        </draw:image>
      </draw:frame>
      <draw:custom-shape draw:name="CustomShape 2" draw:style-name="Mgr5" draw:text-style-name="MP5" draw:layer="backgroundobjects" svg:width="23.334cm" svg:height="0.673cm" svg:x="1.931cm" svg:y="13.395cm">
        <text:p text:style-name="MP4"><text:span text:style-name="MT2">Computational Microstructure Science Group, Fuels Modeling and Simulation Depart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3" draw:layer="backgroundobjects" svg:width="7.684cm" svg:height="1.034cm" svg:x="0.121cm" svg:y="0.1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3" draw:layer="backgroundobjects" svg:width="7.684cm" svg:height="1.034cm" svg:x="17.583cm" svg:y="0.0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8" draw:text-style-name="MP3" draw:layer="backgroundobjects" svg:width="7.563cm" svg:height="1.034cm" svg:x="0.157cm" svg:y="0.1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8" draw:text-style-name="MP3" draw:layer="backgroundobjects" svg:width="7.563cm" svg:height="0.974cm" svg:x="17.642cm" svg:y="0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08T16:28:53.079031790</dc:date>
    <dc:creator>Rachel Waxman</dc:creator>
    <meta:generator>LibreOffice/4.2.8.2$Linux_X86_64 LibreOffice_project/420m0$Build-2</meta:generator>
    <meta:editing-duration>PT5H50M10S</meta:editing-duration>
    <meta:editing-cycles>39</meta:editing-cycles>
    <meta:document-statistic meta:object-count="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3cm" svg:height="6.8cm" xlink:href="." xlink:type="simple" chart:class="chart:bar" chart:style-name="ch1">
        <chart:title svg:x="3.745cm" svg:y="0.167cm" chart:style-name="ch2">
          <text:p>tangent_operator != elastic</text:p>
        </chart:title>
        <chart:legend svg:x="9.158cm" svg:y="1.475cm" style:legend-expansion="custom" chartooo:width="2.064cm" chartooo:height="1.981cm" style:legend-expansion-aspect-ratio="1.04189803129732" chart:style-name="ch3"/>
        <chart:plot-area chart:style-name="ch4" chart:data-source-has-labels="both" svg:x="-0.018cm" svg:y="0.4cm" svg:width="9.835cm" svg:height="6.42cm">
          <chartooo:coordinate-region svg:x="0.789cm" svg:y="0.599cm" svg:width="9.028cm" svg:height="5.57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/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2 old</text:p>
              </table:table-cell>
              <table:table-cell office:value-type="string">
                <text:p>J2 rR</text:p>
              </table:table-cell>
              <table:table-cell office:value-type="string">
                <text:p>J2 rR tan</text:p>
              </table:table-cell>
            </table:table-row>
          </table:table-header-rows>
          <table:table-rows>
            <table:table-row>
              <table:table-cell office:value-type="string">
                <text:p>t = 0.1</text:p>
              </table:table-cell>
              <table:table-cell office:value-type="float" office:value="22.101">
                <text:p>22.101</text:p>
              </table:table-cell>
              <table:table-cell office:value-type="float" office:value="17.965">
                <text:p>17.965</text:p>
              </table:table-cell>
              <table:table-cell office:value-type="float" office:value="11.374">
                <text:p>11.374</text:p>
              </table:table-cell>
            </table:table-row>
            <table:table-row>
              <table:table-cell office:value-type="string">
                <text:p>t = 0.5</text:p>
              </table:table-cell>
              <table:table-cell office:value-type="float" office:value="206.481">
                <text:p>206.481</text:p>
              </table:table-cell>
              <table:table-cell office:value-type="float" office:value="164.826">
                <text:p>164.826</text:p>
              </table:table-cell>
              <table:table-cell office:value-type="float" office:value="94.748">
                <text:p>94.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69cm" svg:height="6.8cm" xlink:href="." xlink:type="simple" chart:class="chart:bar" chart:style-name="ch1">
        <chart:title svg:x="3.858cm" svg:y="0.165cm" chart:style-name="ch2">
          <text:p>tangent_operator = elastic</text:p>
        </chart:title>
        <chart:legend chart:legend-position="end" svg:x="9.788cm" svg:y="1.474cm" style:legend-expansion="high" chart:style-name="ch3"/>
        <chart:plot-area chart:style-name="ch4" chart:data-source-has-labels="both" svg:x="0.007cm" svg:y="0.4cm" svg:width="10.113cm" svg:height="6.42cm">
          <chartooo:coordinate-region svg:x="0.814cm" svg:y="0.599cm" svg:width="9.306cm" svg:height="5.57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/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2 old</text:p>
              </table:table-cell>
              <table:table-cell office:value-type="string">
                <text:p>J2 rR</text:p>
              </table:table-cell>
              <table:table-cell office:value-type="string">
                <text:p>LSH</text:p>
              </table:table-cell>
            </table:table-row>
          </table:table-header-rows>
          <table:table-rows>
            <table:table-row>
              <table:table-cell office:value-type="string">
                <text:p>t = 0.1</text:p>
              </table:table-cell>
              <table:table-cell office:value-type="float" office:value="12.409">
                <text:p>12.409</text:p>
              </table:table-cell>
              <table:table-cell office:value-type="float" office:value="8.746">
                <text:p>8.746</text:p>
              </table:table-cell>
              <table:table-cell office:value-type="float" office:value="5.659">
                <text:p>5.659</text:p>
              </table:table-cell>
            </table:table-row>
            <table:table-row>
              <table:table-cell office:value-type="string">
                <text:p>t = 0.5</text:p>
              </table:table-cell>
              <table:table-cell office:value-type="float" office:value="118.48">
                <text:p>118.48</text:p>
              </table:table-cell>
              <table:table-cell office:value-type="float" office:value="74.198">
                <text:p>74.198</text:p>
              </table:table-cell>
              <table:table-cell office:value-type="float" office:value="33.69">
                <text:p>33.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